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8.017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top"/>
    </style:style>
    <style:style style:name="ce9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22" style:family="table-cell" style:parent-style-name="Default" style:data-style-name="N0">
      <style:table-cell-properties fo:wrap-option="wrap" fo:border="0.06pt solid #000000" style:vertical-align="top"/>
      <style:text-properties style:font-name="Liberation Sans11" fo:font-size="10pt" style:font-name-asian="Segoe UI" style:font-size-asian="10pt" style:font-name-complex="Tahoma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e2efda" fo:wrap-option="wrap" fo:border="0.06pt solid #000000" style:vertical-align="top"/>
    </style:style>
    <style:style style:name="ce11" style:family="table-cell" style:parent-style-name="Default" style:data-style-name="N0">
      <style:table-cell-properties fo:background-color="#e2efda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31" style:family="table-cell" style:parent-style-name="Default"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fonctionnel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/>
        <table:table-column table:style-name="co7" table:number-columns-repeated="15360"/>
        <table:table-row table:style-name="ro1">
          <table:table-cell table:style-name="ce14" office:value-type="string" calcext:value-type="string" table:number-columns-spanned="1" table:number-rows-spanned="3">
            <text:p>Description du jeu de test</text:p>
          </table:table-cell>
          <table:table-cell table:style-name="ce15" office:value-type="string" calcext:value-type="string" table:number-columns-spanned="5" table:number-rows-spanned="3">
            <text:p>Test de l’USR 4 : nom USR</text:p>
          </table:table-cell>
          <table:covered-table-cell table:number-columns-repeated="4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2">
          <table:table-cell table:style-name="ce2" office:value-type="string" calcext:value-type="string">
            <text:p>Étapes du cas testées</text:p>
          </table:table-cell>
          <table:table-cell table:style-name="ce2" office:value-type="string" calcext:value-type="string">
            <text:p>Descript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3" office:value-type="string" calcext:value-type="string">
            <text:p>Résultat obtenu</text:p>
          </table:table-cell>
          <table:table-cell table:style-name="ce28" office:value-type="string" calcext:value-type="string" table:number-columns-spanned="2" table:number-rows-spanned="1">
            <text:p>Conformité</text:p>
          </table:table-cell>
          <table:covered-table-cell/>
          <table:table-cell table:style-name="ce6" table:number-columns-repeated="16378"/>
        </table:table-row>
        <table:table-row table:style-name="ro3">
          <table:table-cell table:style-name="ce4" office:value-type="string" calcext:value-type="string">
            <text:p>test de connexion au collaborateur</text:p>
          </table:table-cell>
          <table:table-cell table:style-name="ce22" office:value-type="string" calcext:value-type="string">
            <text:p>afficher la liste des collaborateur en passent part le liens du header, selection du collaborateur Villechalane Louis puis tentative de modifier c’est donner</text:p>
          </table:table-cell>
          <table:table-cell table:style-name="ce4" office:value-type="string" calcext:value-type="string">
            <text:p>le collaborateur dois étre reconnus comme n’étant pas une modification de compte personnelle et dois intégrer les changement a la base de donner</text:p>
          </table:table-cell>
          <table:table-cell table:style-name="ce5" office:value-type="string" calcext:value-type="string">
            <text:p>action réussit</text:p>
          </table:table-cell>
          <table:table-cell table:style-name="ce29" table:formula="of:=IF(EXACT([.B5]; &quot;&quot;); &quot;&quot;; IF(EXACT([.F5]; &quot;&quot;); &quot;Non saisie&quot;; IF(EXACT([.F5]; &quot;ok&quot;); &quot;Conforme&quot;; &quot;Non conforme&quot;)))" office:value-type="string" office:string-value="Non saisie" calcext:value-type="string">
            <text:p>Non saisie</text:p>
          </table:table-cell>
          <table:table-cell table:style-name="ce7"/>
          <table:table-cell table:style-name="ce6" table:number-columns-repeated="16378"/>
        </table:table-row>
        <table:table-row table:style-name="ro4">
          <table:table-cell table:style-name="ce4"/>
          <table:table-cell table:style-name="ce4" office:value-type="string" calcext:value-type="string">
            <text:p>tentative de donner le même secteur a un responsable de secteur </text:p>
          </table:table-cell>
          <table:table-cell table:style-name="ce4" office:value-type="string" calcext:value-type="string">
            <text:p>la modification dois être refuser mentionnant pourquoi</text:p>
          </table:table-cell>
          <table:table-cell table:style-name="ce5" office:value-type="string" calcext:value-type="string">
            <text:p>en effet</text:p>
          </table:table-cell>
          <table:table-cell table:style-name="ce29" table:formula="of:=IF(EXACT([.B6]; &quot;&quot;); &quot;&quot;; IF(EXACT([.F6]; &quot;&quot;); &quot;Non saisie&quot;; IF(EXACT([.F6]; &quot;ok&quot;); &quot;Conforme&quot;; &quot;Non conforme&quot;)))" office:value-type="string" office:string-value="Non saisie" calcext:value-type="string">
            <text:p>Non saisie</text:p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4"/>
          <table:table-cell table:style-name="ce8" table:number-columns-repeated="2"/>
          <table:table-cell table:style-name="ce5"/>
          <table:table-cell table:style-name="ce29" table:formula="of:=IF(EXACT([.B7]; &quot;&quot;); &quot;&quot;; IF(EXACT([.F7]; &quot;&quot;); &quot;Non saisie&quot;; IF(EXACT([.F7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4" table:number-columns-repeated="3"/>
          <table:table-cell table:style-name="ce5"/>
          <table:table-cell table:style-name="ce29" table:formula="of:=IF(EXACT([.B8]; &quot;&quot;); &quot;&quot;; IF(EXACT([.F8]; &quot;&quot;); &quot;Non saisie&quot;; IF(EXACT([.F8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9" table:number-columns-repeated="2"/>
          <table:table-cell table:style-name="ce10"/>
          <table:table-cell table:style-name="ce5"/>
          <table:table-cell table:style-name="ce29" table:formula="of:=IF(EXACT([.B9]; &quot;&quot;); &quot;&quot;; IF(EXACT([.F9]; &quot;&quot;); &quot;Non saisie&quot;; IF(EXACT([.F9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9"/>
          <table:table-cell table:style-name="ce8" table:number-columns-repeated="2"/>
          <table:table-cell table:style-name="ce5"/>
          <table:table-cell table:style-name="ce29" table:formula="of:=IF(EXACT([.B10]; &quot;&quot;); &quot;&quot;; IF(EXACT([.F10]; &quot;&quot;); &quot;Non saisie&quot;; IF(EXACT([.F10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9"/>
          <table:table-cell table:style-name="ce8"/>
          <table:table-cell table:style-name="ce9"/>
          <table:table-cell table:style-name="ce5"/>
          <table:table-cell table:style-name="ce29" table:formula="of:=IF(EXACT([.B11]; &quot;&quot;); &quot;&quot;; IF(EXACT([.F11]; &quot;&quot;); &quot;Non saisie&quot;; IF(EXACT([.F11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5">
          <table:table-cell table:style-name="ce9"/>
          <table:table-cell table:style-name="ce8"/>
          <table:table-cell table:style-name="ce9"/>
          <table:table-cell table:style-name="ce11"/>
          <table:table-cell table:style-name="ce29" table:formula="of:=IF(EXACT([.B12]; &quot;&quot;); &quot;&quot;; IF(EXACT([.F12]; &quot;&quot;); &quot;Non saisie&quot;; IF(EXACT([.F12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5">
          <table:table-cell/>
          <table:table-cell table:style-name="ce8"/>
          <table:table-cell table:style-name="ce9"/>
          <table:table-cell table:style-name="ce11"/>
          <table:table-cell table:style-name="ce29"/>
          <table:table-cell table:style-name="ce7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7]; &quot;&quot;); &quot;&quot;; IF(EXACT([.$F14]; &quot;&quot;); &quot;Non saisie&quot;; IF(EXACT([.$F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8]; &quot;&quot;); &quot;&quot;; IF(EXACT([.$F15]; &quot;&quot;); &quot;Non saisie&quot;; IF(EXACT([.$F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9]; &quot;&quot;); &quot;&quot;; IF(EXACT([.$F16]; &quot;&quot;); &quot;Non saisie&quot;; IF(EXACT([.$F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0]; &quot;&quot;); &quot;&quot;; IF(EXACT([.$F17]; &quot;&quot;); &quot;Non saisie&quot;; IF(EXACT([.$F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1]; &quot;&quot;); &quot;&quot;; IF(EXACT([.$F18]; &quot;&quot;); &quot;Non saisie&quot;; IF(EXACT([.$F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2]; &quot;&quot;); &quot;&quot;; IF(EXACT([.$F19]; &quot;&quot;); &quot;Non saisie&quot;; IF(EXACT([.$F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3]; &quot;&quot;); &quot;&quot;; IF(EXACT([.$F20]; &quot;&quot;); &quot;Non saisie&quot;; IF(EXACT([.$F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4]; &quot;&quot;); &quot;&quot;; IF(EXACT([.$F21]; &quot;&quot;); &quot;Non saisie&quot;; IF(EXACT([.$F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5]; &quot;&quot;); &quot;&quot;; IF(EXACT([.$F22]; &quot;&quot;); &quot;Non saisie&quot;; IF(EXACT([.$F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6]; &quot;&quot;); &quot;&quot;; IF(EXACT([.$F23]; &quot;&quot;); &quot;Non saisie&quot;; IF(EXACT([.$F2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7]; &quot;&quot;); &quot;&quot;; IF(EXACT([.$F24]; &quot;&quot;); &quot;Non saisie&quot;; IF(EXACT([.$F2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8]; &quot;&quot;); &quot;&quot;; IF(EXACT([.$F25]; &quot;&quot;); &quot;Non saisie&quot;; IF(EXACT([.$F2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29]; &quot;&quot;); &quot;&quot;; IF(EXACT([.$F26]; &quot;&quot;); &quot;Non saisie&quot;; IF(EXACT([.$F2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0]; &quot;&quot;); &quot;&quot;; IF(EXACT([.$F27]; &quot;&quot;); &quot;Non saisie&quot;; IF(EXACT([.$F2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1]; &quot;&quot;); &quot;&quot;; IF(EXACT([.$F28]; &quot;&quot;); &quot;Non saisie&quot;; IF(EXACT([.$F2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2]; &quot;&quot;); &quot;&quot;; IF(EXACT([.$F29]; &quot;&quot;); &quot;Non saisie&quot;; IF(EXACT([.$F2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3]; &quot;&quot;); &quot;&quot;; IF(EXACT([.$F30]; &quot;&quot;); &quot;Non saisie&quot;; IF(EXACT([.$F3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4]; &quot;&quot;); &quot;&quot;; IF(EXACT([.$F31]; &quot;&quot;); &quot;Non saisie&quot;; IF(EXACT([.$F3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5]; &quot;&quot;); &quot;&quot;; IF(EXACT([.$F32]; &quot;&quot;); &quot;Non saisie&quot;; IF(EXACT([.$F3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6]; &quot;&quot;); &quot;&quot;; IF(EXACT([.$F33]; &quot;&quot;); &quot;Non saisie&quot;; IF(EXACT([.$F3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7]; &quot;&quot;); &quot;&quot;; IF(EXACT([.$F34]; &quot;&quot;); &quot;Non saisie&quot;; IF(EXACT([.$F3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8]; &quot;&quot;); &quot;&quot;; IF(EXACT([.$F35]; &quot;&quot;); &quot;Non saisie&quot;; IF(EXACT([.$F3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39]; &quot;&quot;); &quot;&quot;; IF(EXACT([.$F36]; &quot;&quot;); &quot;Non saisie&quot;; IF(EXACT([.$F3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0]; &quot;&quot;); &quot;&quot;; IF(EXACT([.$F37]; &quot;&quot;); &quot;Non saisie&quot;; IF(EXACT([.$F3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1]; &quot;&quot;); &quot;&quot;; IF(EXACT([.$F38]; &quot;&quot;); &quot;Non saisie&quot;; IF(EXACT([.$F3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2]; &quot;&quot;); &quot;&quot;; IF(EXACT([.$F39]; &quot;&quot;); &quot;Non saisie&quot;; IF(EXACT([.$F3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3]; &quot;&quot;); &quot;&quot;; IF(EXACT([.$F40]; &quot;&quot;); &quot;Non saisie&quot;; IF(EXACT([.$F4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4]; &quot;&quot;); &quot;&quot;; IF(EXACT([.$F41]; &quot;&quot;); &quot;Non saisie&quot;; IF(EXACT([.$F4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5]; &quot;&quot;); &quot;&quot;; IF(EXACT([.$F42]; &quot;&quot;); &quot;Non saisie&quot;; IF(EXACT([.$F4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6]; &quot;&quot;); &quot;&quot;; IF(EXACT([.$F43]; &quot;&quot;); &quot;Non saisie&quot;; IF(EXACT([.$F4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7]; &quot;&quot;); &quot;&quot;; IF(EXACT([.$F44]; &quot;&quot;); &quot;Non saisie&quot;; IF(EXACT([.$F4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8]; &quot;&quot;); &quot;&quot;; IF(EXACT([.$F45]; &quot;&quot;); &quot;Non saisie&quot;; IF(EXACT([.$F4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49]; &quot;&quot;); &quot;&quot;; IF(EXACT([.$F46]; &quot;&quot;); &quot;Non saisie&quot;; IF(EXACT([.$F4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0]; &quot;&quot;); &quot;&quot;; IF(EXACT([.$F47]; &quot;&quot;); &quot;Non saisie&quot;; IF(EXACT([.$F4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1]; &quot;&quot;); &quot;&quot;; IF(EXACT([.$F48]; &quot;&quot;); &quot;Non saisie&quot;; IF(EXACT([.$F4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2]; &quot;&quot;); &quot;&quot;; IF(EXACT([.$F49]; &quot;&quot;); &quot;Non saisie&quot;; IF(EXACT([.$F4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3]; &quot;&quot;); &quot;&quot;; IF(EXACT([.$F50]; &quot;&quot;); &quot;Non saisie&quot;; IF(EXACT([.$F5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4]; &quot;&quot;); &quot;&quot;; IF(EXACT([.$F51]; &quot;&quot;); &quot;Non saisie&quot;; IF(EXACT([.$F5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5]; &quot;&quot;); &quot;&quot;; IF(EXACT([.$F52]; &quot;&quot;); &quot;Non saisie&quot;; IF(EXACT([.$F5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6]; &quot;&quot;); &quot;&quot;; IF(EXACT([.$F53]; &quot;&quot;); &quot;Non saisie&quot;; IF(EXACT([.$F5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7]; &quot;&quot;); &quot;&quot;; IF(EXACT([.$F54]; &quot;&quot;); &quot;Non saisie&quot;; IF(EXACT([.$F5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8]; &quot;&quot;); &quot;&quot;; IF(EXACT([.$F55]; &quot;&quot;); &quot;Non saisie&quot;; IF(EXACT([.$F5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59]; &quot;&quot;); &quot;&quot;; IF(EXACT([.$F56]; &quot;&quot;); &quot;Non saisie&quot;; IF(EXACT([.$F5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0]; &quot;&quot;); &quot;&quot;; IF(EXACT([.$F57]; &quot;&quot;); &quot;Non saisie&quot;; IF(EXACT([.$F5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1]; &quot;&quot;); &quot;&quot;; IF(EXACT([.$F58]; &quot;&quot;); &quot;Non saisie&quot;; IF(EXACT([.$F5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2]; &quot;&quot;); &quot;&quot;; IF(EXACT([.$F59]; &quot;&quot;); &quot;Non saisie&quot;; IF(EXACT([.$F5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3]; &quot;&quot;); &quot;&quot;; IF(EXACT([.$F60]; &quot;&quot;); &quot;Non saisie&quot;; IF(EXACT([.$F6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4]; &quot;&quot;); &quot;&quot;; IF(EXACT([.$F61]; &quot;&quot;); &quot;Non saisie&quot;; IF(EXACT([.$F6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5]; &quot;&quot;); &quot;&quot;; IF(EXACT([.$F62]; &quot;&quot;); &quot;Non saisie&quot;; IF(EXACT([.$F6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6]; &quot;&quot;); &quot;&quot;; IF(EXACT([.$F63]; &quot;&quot;); &quot;Non saisie&quot;; IF(EXACT([.$F6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7]; &quot;&quot;); &quot;&quot;; IF(EXACT([.$F64]; &quot;&quot;); &quot;Non saisie&quot;; IF(EXACT([.$F6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8]; &quot;&quot;); &quot;&quot;; IF(EXACT([.$F65]; &quot;&quot;); &quot;Non saisie&quot;; IF(EXACT([.$F6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69]; &quot;&quot;); &quot;&quot;; IF(EXACT([.$F66]; &quot;&quot;); &quot;Non saisie&quot;; IF(EXACT([.$F6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0]; &quot;&quot;); &quot;&quot;; IF(EXACT([.$F67]; &quot;&quot;); &quot;Non saisie&quot;; IF(EXACT([.$F6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1]; &quot;&quot;); &quot;&quot;; IF(EXACT([.$F68]; &quot;&quot;); &quot;Non saisie&quot;; IF(EXACT([.$F6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2]; &quot;&quot;); &quot;&quot;; IF(EXACT([.$F69]; &quot;&quot;); &quot;Non saisie&quot;; IF(EXACT([.$F6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3]; &quot;&quot;); &quot;&quot;; IF(EXACT([.$F70]; &quot;&quot;); &quot;Non saisie&quot;; IF(EXACT([.$F7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4]; &quot;&quot;); &quot;&quot;; IF(EXACT([.$F71]; &quot;&quot;); &quot;Non saisie&quot;; IF(EXACT([.$F7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5]; &quot;&quot;); &quot;&quot;; IF(EXACT([.$F72]; &quot;&quot;); &quot;Non saisie&quot;; IF(EXACT([.$F7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6]; &quot;&quot;); &quot;&quot;; IF(EXACT([.$F73]; &quot;&quot;); &quot;Non saisie&quot;; IF(EXACT([.$F7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7]; &quot;&quot;); &quot;&quot;; IF(EXACT([.$F74]; &quot;&quot;); &quot;Non saisie&quot;; IF(EXACT([.$F7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8]; &quot;&quot;); &quot;&quot;; IF(EXACT([.$F75]; &quot;&quot;); &quot;Non saisie&quot;; IF(EXACT([.$F7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79]; &quot;&quot;); &quot;&quot;; IF(EXACT([.$F76]; &quot;&quot;); &quot;Non saisie&quot;; IF(EXACT([.$F7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0]; &quot;&quot;); &quot;&quot;; IF(EXACT([.$F77]; &quot;&quot;); &quot;Non saisie&quot;; IF(EXACT([.$F7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1]; &quot;&quot;); &quot;&quot;; IF(EXACT([.$F78]; &quot;&quot;); &quot;Non saisie&quot;; IF(EXACT([.$F7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2]; &quot;&quot;); &quot;&quot;; IF(EXACT([.$F79]; &quot;&quot;); &quot;Non saisie&quot;; IF(EXACT([.$F7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3]; &quot;&quot;); &quot;&quot;; IF(EXACT([.$F80]; &quot;&quot;); &quot;Non saisie&quot;; IF(EXACT([.$F8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4]; &quot;&quot;); &quot;&quot;; IF(EXACT([.$F81]; &quot;&quot;); &quot;Non saisie&quot;; IF(EXACT([.$F8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5]; &quot;&quot;); &quot;&quot;; IF(EXACT([.$F82]; &quot;&quot;); &quot;Non saisie&quot;; IF(EXACT([.$F8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6]; &quot;&quot;); &quot;&quot;; IF(EXACT([.$F83]; &quot;&quot;); &quot;Non saisie&quot;; IF(EXACT([.$F8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7]; &quot;&quot;); &quot;&quot;; IF(EXACT([.$F84]; &quot;&quot;); &quot;Non saisie&quot;; IF(EXACT([.$F8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8]; &quot;&quot;); &quot;&quot;; IF(EXACT([.$F85]; &quot;&quot;); &quot;Non saisie&quot;; IF(EXACT([.$F8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89]; &quot;&quot;); &quot;&quot;; IF(EXACT([.$F86]; &quot;&quot;); &quot;Non saisie&quot;; IF(EXACT([.$F8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0]; &quot;&quot;); &quot;&quot;; IF(EXACT([.$F87]; &quot;&quot;); &quot;Non saisie&quot;; IF(EXACT([.$F8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1]; &quot;&quot;); &quot;&quot;; IF(EXACT([.$F88]; &quot;&quot;); &quot;Non saisie&quot;; IF(EXACT([.$F8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2]; &quot;&quot;); &quot;&quot;; IF(EXACT([.$F89]; &quot;&quot;); &quot;Non saisie&quot;; IF(EXACT([.$F8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3]; &quot;&quot;); &quot;&quot;; IF(EXACT([.$F90]; &quot;&quot;); &quot;Non saisie&quot;; IF(EXACT([.$F9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4]; &quot;&quot;); &quot;&quot;; IF(EXACT([.$F91]; &quot;&quot;); &quot;Non saisie&quot;; IF(EXACT([.$F9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5]; &quot;&quot;); &quot;&quot;; IF(EXACT([.$F92]; &quot;&quot;); &quot;Non saisie&quot;; IF(EXACT([.$F9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6]; &quot;&quot;); &quot;&quot;; IF(EXACT([.$F93]; &quot;&quot;); &quot;Non saisie&quot;; IF(EXACT([.$F9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7]; &quot;&quot;); &quot;&quot;; IF(EXACT([.$F94]; &quot;&quot;); &quot;Non saisie&quot;; IF(EXACT([.$F9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8]; &quot;&quot;); &quot;&quot;; IF(EXACT([.$F95]; &quot;&quot;); &quot;Non saisie&quot;; IF(EXACT([.$F9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99]; &quot;&quot;); &quot;&quot;; IF(EXACT([.$F96]; &quot;&quot;); &quot;Non saisie&quot;; IF(EXACT([.$F9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0]; &quot;&quot;); &quot;&quot;; IF(EXACT([.$F97]; &quot;&quot;); &quot;Non saisie&quot;; IF(EXACT([.$F9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1]; &quot;&quot;); &quot;&quot;; IF(EXACT([.$F98]; &quot;&quot;); &quot;Non saisie&quot;; IF(EXACT([.$F9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2]; &quot;&quot;); &quot;&quot;; IF(EXACT([.$F99]; &quot;&quot;); &quot;Non saisie&quot;; IF(EXACT([.$F9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3]; &quot;&quot;); &quot;&quot;; IF(EXACT([.$F100]; &quot;&quot;); &quot;Non saisie&quot;; IF(EXACT([.$F10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4]; &quot;&quot;); &quot;&quot;; IF(EXACT([.$F101]; &quot;&quot;); &quot;Non saisie&quot;; IF(EXACT([.$F10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5]; &quot;&quot;); &quot;&quot;; IF(EXACT([.$F102]; &quot;&quot;); &quot;Non saisie&quot;; IF(EXACT([.$F10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6]; &quot;&quot;); &quot;&quot;; IF(EXACT([.$F103]; &quot;&quot;); &quot;Non saisie&quot;; IF(EXACT([.$F10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7]; &quot;&quot;); &quot;&quot;; IF(EXACT([.$F104]; &quot;&quot;); &quot;Non saisie&quot;; IF(EXACT([.$F10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8]; &quot;&quot;); &quot;&quot;; IF(EXACT([.$F105]; &quot;&quot;); &quot;Non saisie&quot;; IF(EXACT([.$F10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09]; &quot;&quot;); &quot;&quot;; IF(EXACT([.$F106]; &quot;&quot;); &quot;Non saisie&quot;; IF(EXACT([.$F10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0]; &quot;&quot;); &quot;&quot;; IF(EXACT([.$F107]; &quot;&quot;); &quot;Non saisie&quot;; IF(EXACT([.$F10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1]; &quot;&quot;); &quot;&quot;; IF(EXACT([.$F108]; &quot;&quot;); &quot;Non saisie&quot;; IF(EXACT([.$F10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2]; &quot;&quot;); &quot;&quot;; IF(EXACT([.$F109]; &quot;&quot;); &quot;Non saisie&quot;; IF(EXACT([.$F10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3]; &quot;&quot;); &quot;&quot;; IF(EXACT([.$F110]; &quot;&quot;); &quot;Non saisie&quot;; IF(EXACT([.$F11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4]; &quot;&quot;); &quot;&quot;; IF(EXACT([.$F111]; &quot;&quot;); &quot;Non saisie&quot;; IF(EXACT([.$F11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5]; &quot;&quot;); &quot;&quot;; IF(EXACT([.$F112]; &quot;&quot;); &quot;Non saisie&quot;; IF(EXACT([.$F11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6]; &quot;&quot;); &quot;&quot;; IF(EXACT([.$F113]; &quot;&quot;); &quot;Non saisie&quot;; IF(EXACT([.$F11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7]; &quot;&quot;); &quot;&quot;; IF(EXACT([.$F114]; &quot;&quot;); &quot;Non saisie&quot;; IF(EXACT([.$F1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8]; &quot;&quot;); &quot;&quot;; IF(EXACT([.$F115]; &quot;&quot;); &quot;Non saisie&quot;; IF(EXACT([.$F1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19]; &quot;&quot;); &quot;&quot;; IF(EXACT([.$F116]; &quot;&quot;); &quot;Non saisie&quot;; IF(EXACT([.$F1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20]; &quot;&quot;); &quot;&quot;; IF(EXACT([.$F117]; &quot;&quot;); &quot;Non saisie&quot;; IF(EXACT([.$F1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21]; &quot;&quot;); &quot;&quot;; IF(EXACT([.$F118]; &quot;&quot;); &quot;Non saisie&quot;; IF(EXACT([.$F1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22]; &quot;&quot;); &quot;&quot;; IF(EXACT([.$F119]; &quot;&quot;); &quot;Non saisie&quot;; IF(EXACT([.$F1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23]; &quot;&quot;); &quot;&quot;; IF(EXACT([.$F120]; &quot;&quot;); &quot;Non saisie&quot;; IF(EXACT([.$F1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24]; &quot;&quot;); &quot;&quot;; IF(EXACT([.$F121]; &quot;&quot;); &quot;Non saisie&quot;; IF(EXACT([.$F1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>
          <table:table-cell table:number-columns-repeated="4"/>
          <table:table-cell table:style-name="ce30" table:formula="of:=IF(EXACT([.$B125]; &quot;&quot;); &quot;&quot;; IF(EXACT([.$F122]; &quot;&quot;); &quot;Non saisie&quot;; IF(EXACT([.$F1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5" table:number-rows-repeated="6">
          <table:table-cell table:number-columns-repeated="4"/>
          <table:table-cell table:style-name="ce31"/>
          <table:table-cell/>
          <table:table-cell table:style-name="ce6" table:number-columns-repeated="16378"/>
        </table:table-row>
        <table:table-row table:style-name="ro6" table:number-rows-repeated="9757">
          <table:table-cell table:number-columns-repeated="4"/>
          <table:table-cell table:style-name="ce31"/>
          <table:table-cell/>
          <table:table-cell table:style-name="ce6" table:number-columns-repeated="16378"/>
        </table:table-row>
        <table:table-row table:style-name="ro6" table:number-rows-repeated="1038690">
          <table:table-cell table:number-columns-repeated="6"/>
          <table:table-cell table:style-name="ce6" table:number-columns-repeated="16378"/>
        </table:table-row>
        <table:table-row table:style-name="ro6">
          <table:table-cell table:number-columns-repeated="6"/>
          <table:table-cell table:style-name="ce6" table:number-columns-repeated="16378"/>
        </table:table-row>
        <calcext:conditional-formats>
          <calcext:conditional-format calcext:target-range-address="Test_fonctionnel.E4:Test_fonctionnel.E9885">
            <calcext:condition calcext:apply-style-name="cf7" calcext:value="=&quot;Non saisie&quot;" calcext:base-cell-address="Test_fonctionnel.A1"/>
            <calcext:condition calcext:apply-style-name="cf6" calcext:value="=&quot;Non conforme&quot;" calcext:base-cell-address="Test_fonctionnel.A1"/>
            <calcext:condition calcext:apply-style-name="cf5" calcext:value="=&quot;Conforme&quot;" calcext:base-cell-address="Test_fonctionnel.A1"/>
            <calcext:condition calcext:apply-style-name="cf10" calcext:value="=0" calcext:base-cell-address="Test_fonctionnel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cf2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3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ccffcc"/>
      <style:text-properties fo:color="#006600"/>
    </style:style>
    <style:style style:name="cf6" style:family="table-cell" style:parent-style-name="Default" style:data-style-name="N0">
      <style:table-cell-properties fo:background-color="#ffcccc"/>
      <style:text-properties fo:color="#cc0000"/>
    </style:style>
    <style:style style:name="cf7" style:family="table-cell" style:parent-style-name="Default" style:data-style-name="N0">
      <style:table-cell-properties fo:background-color="#808080"/>
      <style:text-properties fo:color="#ffffff"/>
    </style:style>
    <style:style style:name="cf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Estelle Meret</meta:initial-creator>
    <meta:creation-date>2017-10-20T23:41:04Z</meta:creation-date>
    <dc:date>2025-11-18T08:46:28.170261700</dc:date>
    <meta:editing-cycles>36</meta:editing-cycles>
    <meta:editing-duration>PT1M49S</meta:editing-duration>
    <meta:document-statistic meta:table-count="1" meta:cell-count="131" meta:object-count="0"/>
  </office:meta>
</office:document-meta>
</file>